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family="Palatino" style:font-family-generic="roman" style:font-pitch="variable" fo:font-size="12pt" fo:font-style="italic"/>
    </style:style>
    <style:style style:name="P4" style:family="paragraph">
      <style:paragraph-properties fo:text-align="center"/>
      <style:text-properties fo:font-size="8pt" fo:font-style="italic"/>
    </style:style>
    <style:style style:name="P5" style:family="paragraph">
      <style:text-properties fo:font-size="8pt" fo:font-style="italic"/>
    </style:style>
    <style:style style:name="T1" style:family="text">
      <style:text-properties fo:font-family="Palatino" style:font-family-generic="roman" style:font-pitch="variable" fo:font-size="12pt" fo:font-style="italic"/>
    </style:style>
    <style:style style:name="T2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5.396cm" svg:height="1.7cm" svg:x="12.123cm" svg:y="0.542cm">
          <draw:text-box>
            <text:p text:style-name="P1"><text:span text:style-name="T1">Position and speed of bullets</text:span></text:p>
            <text:p text:style-name="P2"><text:span text:style-name="T1">from a UFO (from the</text:span></text:p>
            <text:p text:style-name="P2"><text:span text:style-name="T1">point of view of the UFO)</text:span></text:p>
          </draw:text-box>
        </draw:frame>
        <draw:g>
          <draw:custom-shape draw:style-name="gr2" draw:text-style-name="P4" draw:layer="layout" svg:width="4cm" svg:height="1cm" svg:x="6.423cm" svg:y="6.759cm">
            <text:p text:style-name="P1"/>
            <draw:enhanced-geometry svg:viewBox="0 0 21600 21600" draw:glue-points="10800 0 0 10800 10800 21600 21600 10800" draw:text-areas="?f3 ?f3 ?f4 ?f4" draw:type="hexagon" draw:modifiers="3638.6903274181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" draw:text-style-name="P5" draw:layer="layout" svg:width="1.412cm" svg:height="0.573cm" svg:x="5.111cm" svg:y="6.959cm">
            <draw:text-box>
              <text:p text:style-name="P1"><text:span text:style-name="T2">(-10, 0)</text:span></text:p>
            </draw:text-box>
          </draw:frame>
          <draw:frame draw:style-name="gr3" draw:text-style-name="P5" draw:layer="layout" svg:width="1.256cm" svg:height="0.573cm" svg:x="6.181cm" svg:y="6.229cm">
            <draw:text-box>
              <text:p text:style-name="P1"><text:span text:style-name="T2">(-7, 5)</text:span></text:p>
            </draw:text-box>
          </draw:frame>
          <draw:frame draw:style-name="gr3" draw:text-style-name="P5" draw:layer="layout" svg:width="1.162cm" svg:height="0.573cm" svg:x="9.555cm" svg:y="6.222cm">
            <draw:text-box>
              <text:p text:style-name="P1"><text:span text:style-name="T2">(7, 5)</text:span></text:p>
            </draw:text-box>
          </draw:frame>
          <draw:frame draw:style-name="gr3" draw:text-style-name="P5" draw:layer="layout" svg:width="1.319cm" svg:height="0.573cm" svg:x="10.282cm" svg:y="6.998cm">
            <draw:text-box>
              <text:p text:style-name="P1"><text:span text:style-name="T2">(10, 0)</text:span></text:p>
            </draw:text-box>
          </draw:frame>
          <draw:frame draw:style-name="gr3" draw:text-style-name="P5" draw:layer="layout" svg:width="1.256cm" svg:height="0.573cm" svg:x="9.508cm" svg:y="7.686cm">
            <draw:text-box>
              <text:p text:style-name="P1"><text:span text:style-name="T2">(7, -5)</text:span></text:p>
            </draw:text-box>
          </draw:frame>
          <draw:frame draw:style-name="gr3" draw:text-style-name="P5" draw:layer="layout" svg:width="1.349cm" svg:height="0.573cm" svg:x="6.019cm" svg:y="7.704cm">
            <draw:text-box>
              <text:p text:style-name="P1"><text:span text:style-name="T2">(-7, -5)</text:span></text:p>
            </draw:text-box>
          </draw:frame>
        </draw:g>
        <draw:circle draw:style-name="gr4" draw:text-style-name="P4" draw:layer="layout" svg:width="8cm" svg:height="8cm" svg:x="4.423cm" svg:y="3.259cm">
          <text:p text:style-name="P1"/>
        </draw:circle>
        <draw:frame draw:style-name="gr3" draw:text-style-name="P5" draw:layer="layout" svg:width="1.412cm" svg:height="0.573cm" svg:x="3.723cm" svg:y="7.363cm">
          <draw:text-box>
            <text:p text:style-name="P1"><text:span text:style-name="T2">(-20, 0)</text:span></text:p>
          </draw:text-box>
        </draw:frame>
        <draw:line draw:style-name="gr5" draw:text-style-name="P4" draw:layer="layout" svg:x1="2.577cm" svg:y1="7.259cm" svg:x2="4.577cm" svg:y2="7.259cm">
          <text:p text:style-name="P1"/>
        </draw:line>
        <draw:line draw:style-name="gr6" draw:text-style-name="P4" draw:layer="layout" svg:x1="5.694cm" svg:y1="4.538cm" svg:x2="4.284cm" svg:y2="3.128cm">
          <text:p text:style-name="P1"/>
        </draw:line>
        <draw:line draw:style-name="gr6" draw:text-style-name="P4" draw:layer="layout" svg:x1="8.423cm" svg:y1="3.406cm" svg:x2="8.423cm" svg:y2="1.406cm">
          <text:p text:style-name="P1"/>
        </draw:line>
        <draw:line draw:style-name="gr6" draw:text-style-name="P4" draw:layer="layout" svg:x1="11.126cm" svg:y1="4.549cm" svg:x2="12.626cm" svg:y2="3.049cm">
          <text:p text:style-name="P1"/>
        </draw:line>
        <draw:line draw:style-name="gr5" draw:text-style-name="P4" draw:layer="layout" svg:x1="14.277cm" svg:y1="7.259cm" svg:x2="12.277cm" svg:y2="7.259cm">
          <text:p text:style-name="P1"/>
        </draw:line>
        <draw:line draw:style-name="gr6" draw:text-style-name="P4" draw:layer="layout" svg:x1="5.694cm" svg:y1="9.928cm" svg:x2="4.284cm" svg:y2="11.338cm">
          <text:p text:style-name="P1"/>
        </draw:line>
        <draw:line draw:style-name="gr6" draw:text-style-name="P4" draw:layer="layout" svg:x1="11.126cm" svg:y1="9.949cm" svg:x2="12.626cm" svg:y2="11.449cm">
          <text:p text:style-name="P1"/>
        </draw:line>
        <draw:line draw:style-name="gr6" draw:text-style-name="P4" draw:layer="layout" svg:x1="8.423cm" svg:y1="11.106cm" svg:x2="8.423cm" svg:y2="13.106cm">
          <text:p text:style-name="P1"/>
        </draw:line>
        <draw:frame draw:style-name="gr3" draw:text-style-name="P5" draw:layer="layout" svg:width="1.569cm" svg:height="0.573cm" svg:x="4.772cm" svg:y="4.494cm">
          <draw:text-box>
            <text:p text:style-name="P1"><text:span text:style-name="T2">(-14, 14)</text:span></text:p>
          </draw:text-box>
        </draw:frame>
        <draw:frame draw:style-name="gr3" draw:text-style-name="P5" draw:layer="layout" svg:width="1.319cm" svg:height="0.573cm" svg:x="7.804cm" svg:y="3.286cm">
          <draw:text-box>
            <text:p text:style-name="P1"><text:span text:style-name="T2">(0, 20)</text:span></text:p>
          </draw:text-box>
        </draw:frame>
        <draw:frame draw:style-name="gr3" draw:text-style-name="P5" draw:layer="layout" svg:width="1.476cm" svg:height="0.573cm" svg:x="10.423cm" svg:y="4.459cm">
          <draw:text-box>
            <text:p text:style-name="P1"><text:span text:style-name="T2">(14, 14)</text:span></text:p>
          </draw:text-box>
        </draw:frame>
        <draw:frame draw:style-name="gr3" draw:text-style-name="P5" draw:layer="layout" svg:width="1.319cm" svg:height="0.573cm" svg:x="11.723cm" svg:y="7.364cm">
          <draw:text-box>
            <text:p text:style-name="P1"><text:span text:style-name="T2">(20, 0)</text:span></text:p>
          </draw:text-box>
        </draw:frame>
        <draw:frame draw:style-name="gr3" draw:text-style-name="P5" draw:layer="layout" svg:width="1.662cm" svg:height="0.573cm" svg:x="4.773cm" svg:y="9.395cm">
          <draw:text-box>
            <text:p text:style-name="P1"><text:span text:style-name="T2">(-14, -14)</text:span></text:p>
          </draw:text-box>
        </draw:frame>
        <draw:frame draw:style-name="gr3" draw:text-style-name="P5" draw:layer="layout" svg:width="1.412cm" svg:height="0.573cm" svg:x="7.705cm" svg:y="10.687cm">
          <draw:text-box>
            <text:p text:style-name="P1"><text:span text:style-name="T2">(0, -20)</text:span></text:p>
          </draw:text-box>
        </draw:frame>
        <draw:frame draw:style-name="gr3" draw:text-style-name="P5" draw:layer="layout" svg:width="1.569cm" svg:height="0.573cm" svg:x="10.423cm" svg:y="9.46cm">
          <draw:text-box>
            <text:p text:style-name="P1"><text:span text:style-name="T2">(14, -14)</text:span></text:p>
          </draw:text-box>
        </draw:frame>
        <draw:frame draw:style-name="gr3" draw:text-style-name="P5" draw:layer="layout" svg:width="1.256cm" svg:height="0.573cm" svg:x="2.231cm" svg:y="6.659cm">
          <draw:text-box>
            <text:p text:style-name="P1"><text:span text:style-name="T2">(-1, 0)</text:span></text:p>
          </draw:text-box>
        </draw:frame>
        <draw:frame draw:style-name="gr3" draw:text-style-name="P5" draw:layer="layout" svg:width="2.056cm" svg:height="0.573cm" svg:x="0.523cm" svg:y="6.968cm">
          <draw:text-box>
            <text:p text:style-name="P1"><text:span text:style-name="T2">direction = 0</text:span></text:p>
          </draw:text-box>
        </draw:frame>
        <draw:frame draw:style-name="gr3" draw:text-style-name="P5" draw:layer="layout" svg:width="1.256cm" svg:height="0.573cm" svg:x="4.523cm" svg:y="3.13cm">
          <draw:text-box>
            <text:p text:style-name="P1"><text:span text:style-name="T2">(-1, 1)</text:span></text:p>
          </draw:text-box>
        </draw:frame>
        <draw:frame draw:style-name="gr3" draw:text-style-name="P5" draw:layer="layout" svg:width="1.162cm" svg:height="0.573cm" svg:x="8.323cm" svg:y="1.759cm">
          <draw:text-box>
            <text:p text:style-name="P1"><text:span text:style-name="T2">(0, 1)</text:span></text:p>
          </draw:text-box>
        </draw:frame>
        <draw:frame draw:style-name="gr3" draw:text-style-name="P5" draw:layer="layout" svg:width="1.162cm" svg:height="0.573cm" svg:x="11.223cm" svg:y="3.059cm">
          <draw:text-box>
            <text:p text:style-name="P1"><text:span text:style-name="T2">(1, 1)</text:span></text:p>
          </draw:text-box>
        </draw:frame>
        <draw:frame draw:style-name="gr3" draw:text-style-name="P5" draw:layer="layout" svg:width="1.162cm" svg:height="0.573cm" svg:x="13.323cm" svg:y="6.628cm">
          <draw:text-box>
            <text:p text:style-name="P1"><text:span text:style-name="T2">(1, 0)</text:span></text:p>
          </draw:text-box>
        </draw:frame>
        <draw:frame draw:style-name="gr3" draw:text-style-name="P5" draw:layer="layout" svg:width="1.256cm" svg:height="0.573cm" svg:x="12.023cm" svg:y="10.556cm">
          <draw:text-box>
            <text:p text:style-name="P1"><text:span text:style-name="T2">(1, -1)</text:span></text:p>
          </draw:text-box>
        </draw:frame>
        <draw:frame draw:style-name="gr3" draw:text-style-name="P5" draw:layer="layout" svg:width="1.256cm" svg:height="0.573cm" svg:x="8.323cm" svg:y="12.158cm">
          <draw:text-box>
            <text:p text:style-name="P1"><text:span text:style-name="T2">(0, -1)</text:span></text:p>
          </draw:text-box>
        </draw:frame>
        <draw:frame draw:style-name="gr3" draw:text-style-name="P5" draw:layer="layout" svg:width="1.349cm" svg:height="0.573cm" svg:x="3.585cm" svg:y="10.486cm">
          <draw:text-box>
            <text:p text:style-name="P1"><text:span text:style-name="T2">(-1, -1)</text:span></text:p>
          </draw:text-box>
        </draw:frame>
        <draw:frame draw:style-name="gr3" draw:text-style-name="P5" draw:layer="layout" svg:width="2.056cm" svg:height="0.573cm" svg:x="3.123cm" svg:y="2.559cm">
          <draw:text-box>
            <text:p text:style-name="P1"><text:span text:style-name="T2">direction = 1</text:span></text:p>
          </draw:text-box>
        </draw:frame>
        <draw:frame draw:style-name="gr3" draw:text-style-name="P5" draw:layer="layout" svg:width="2.056cm" svg:height="0.573cm" svg:x="7.423cm" svg:y="0.86cm">
          <draw:text-box>
            <text:p text:style-name="P1"><text:span text:style-name="T2">direction = 2</text:span></text:p>
          </draw:text-box>
        </draw:frame>
        <draw:frame draw:style-name="gr3" draw:text-style-name="P5" draw:layer="layout" svg:width="2.056cm" svg:height="0.573cm" svg:x="11.823cm" svg:y="2.461cm">
          <draw:text-box>
            <text:p text:style-name="P1"><text:span text:style-name="T2">direction = 3</text:span></text:p>
          </draw:text-box>
        </draw:frame>
        <draw:frame draw:style-name="gr3" draw:text-style-name="P5" draw:layer="layout" svg:width="2.056cm" svg:height="0.573cm" svg:x="14.223cm" svg:y="6.962cm">
          <draw:text-box>
            <text:p text:style-name="P1"><text:span text:style-name="T2">direction = 4</text:span></text:p>
          </draw:text-box>
        </draw:frame>
        <draw:frame draw:style-name="gr3" draw:text-style-name="P5" draw:layer="layout" svg:width="2.056cm" svg:height="0.573cm" svg:x="11.823cm" svg:y="11.463cm">
          <draw:text-box>
            <text:p text:style-name="P1"><text:span text:style-name="T2">direction = 5</text:span></text:p>
          </draw:text-box>
        </draw:frame>
        <draw:frame draw:style-name="gr3" draw:text-style-name="P5" draw:layer="layout" svg:width="2.056cm" svg:height="0.573cm" svg:x="7.423cm" svg:y="13.064cm">
          <draw:text-box>
            <text:p text:style-name="P1"><text:span text:style-name="T2">direction = 6</text:span></text:p>
          </draw:text-box>
        </draw:frame>
        <draw:frame draw:style-name="gr3" draw:text-style-name="P5" draw:layer="layout" svg:width="2.056cm" svg:height="0.573cm" svg:x="3.023cm" svg:y="11.365cm">
          <draw:text-box>
            <text:p text:style-name="P1"><text:span text:style-name="T2">direction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9cm" fo:margin-bottom="0.448cm" fo:margin-left="0.423cm" fo:margin-right="0.499cm" fo:page-width="21cm" fo:page-height="14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7-12-27T17:03:43</meta:creation-date>
    <dc:creator>Rhodri James</dc:creator>
    <dc:date>2008-07-13T20:15:17</dc:date>
    <dc:language>en-GB</dc:language>
    <meta:editing-cycles>9</meta:editing-cycles>
    <meta:editing-duration>PT2H48M2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